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348BF00006D5900006D5930D948D4.pdf" manifest:media-type="application/pdf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4.84cm" loext:decorative="false"/>
      <style:paragraph-properties style:writing-mode="lr-tb"/>
    </style:style>
    <style:style style:name="gr2" style:family="graphic" style:parent-style-name="standard">
      <style:graphic-properties draw:stroke="solid" svg:stroke-color="#00ffff" draw:fill="solid" draw:fill-color="#000000" draw:textarea-vertical-align="top" draw:auto-grow-height="true" draw:auto-grow-width="false" fo:min-height="7.207cm" loext:decorative="false"/>
      <style:paragraph-properties style:writing-mode="lr-tb"/>
    </style:style>
    <style:style style:name="gr3" style:family="graphic" style:parent-style-name="standard">
      <style:graphic-properties draw:stroke="solid" svg:stroke-color="#00ffff" draw:fill="none" draw:fill-color="#ffffff" draw:textarea-vertical-align="top" draw:auto-grow-height="true" draw:auto-grow-width="false" fo:min-height="7.207cm" loext:decorative="false"/>
      <style:paragraph-properties style:writing-mode="lr-tb"/>
    </style:style>
    <style:style style:name="gr4" style:family="graphic" style:parent-style-name="standard">
      <style:graphic-properties draw:stroke="solid" svg:stroke-color="#ffffff" draw:fill="none" draw:fill-color="#ffffff" draw:textarea-vertical-align="middle" draw:auto-grow-height="true" draw:auto-grow-width="false" fo:min-height="2.55cm" loext:decorative="false"/>
      <style:paragraph-properties style:writing-mode="lr-tb"/>
    </style:style>
    <style:style style:name="gr5" style:family="graphic" style:parent-style-name="standard">
      <style:graphic-properties draw:stroke="solid" svg:stroke-color="#ffffff" draw:fill="none" draw:textarea-vertical-align="middle" fo:min-height="1.424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7.34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ffff" loext:opacity="100%" style:font-name="Arial" fo:letter-spacing="-0.06cm"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font-name="Arial" fo:letter-spacing="-0.06cm" fo:font-weight="bold" style:font-weight-asian="bold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style:font-name="Arial" fo:letter-spacing="-0.06cm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00bfff" loext:opacity="100%" style:font-name="Arial" fo:letter-spacing="-0.06cm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fo:font-size="24pt" fo:font-weight="bold" style:font-size-asian="24pt" style:font-size-complex="24pt"/>
    </style:style>
    <style:style style:name="T1" style:family="text">
      <style:text-properties fo:color="#00ffff" loext:opacity="100%"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2" style:family="text">
      <style:text-properties fo:color="#ffffff" loext:opacity="100%"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3" style:family="text">
      <style:text-properties fo:color="#c0c0c0" loext:opacity="100%" style:font-name="Arial" fo:font-size="60pt" fo:letter-spacing="-0.06cm" fo:font-weight="bold" style:font-size-asian="60pt" style:font-weight-asian="bold" style:font-size-complex="60pt" style:font-weight-complex="bold"/>
    </style:style>
    <style:style style:name="T4" style:family="text">
      <style:text-properties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5" style:family="text">
      <style:text-properties fo:color="#00bfff" loext:opacity="100%" style:font-name="Arial" fo:font-size="54pt" fo:letter-spacing="-0.06cm" fo:font-weight="bold" style:font-size-asian="54pt" style:font-weight-asian="bold" style:font-size-complex="54pt" style:font-weight-complex="bold"/>
    </style:style>
    <style:style style:name="T6" style:family="text">
      <style:text-properties fo:color="#00ffff" loext:opacity="100%"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4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7.991cm" svg:height="5.09cm" svg:x="0cm" svg:y="5.871cm">
          <draw:text-box>
            <text:p text:style-name="P1"><text:span text:style-name="T1">A </text:span><text:span text:style-name="T2">+ 1 = 1</text:span></text:p>
          </draw:text-box>
        </draw:frame>
        <draw:frame draw:style-name="gr2" draw:text-style-name="P4" draw:layer="layout" svg:width="19.42cm" svg:height="7.457cm" svg:x="4.285cm" svg:y="10.726cm">
          <draw:text-box draw:corner-radius="0.762cm">
            <text:p text:style-name="P3"><text:span text:style-name="T3">if A = 0</text:span></text:p>
            <text:p text:style-name="P3"><text:span text:style-name="T1">0</text:span><text:span text:style-name="T4"> + 1 = 1</text:span></text:p>
          </draw:text-box>
        </draw:frame>
        <draw:frame draw:style-name="gr3" draw:text-style-name="P6" draw:layer="layout" svg:width="19.421cm" svg:height="7.457cm" svg:x="4.285cm" svg:y="18.776cm">
          <draw:text-box draw:corner-radius="0.762cm">
            <text:p text:style-name="P5"><text:span text:style-name="T3">if A = 1</text:span></text:p>
            <text:p text:style-name="P1"><text:span text:style-name="T1">1</text:span><text:span text:style-name="T4"> + 1 = 1</text:span></text:p>
          </draw:text-box>
        </draw:frame>
        <draw:frame draw:style-name="gr4" draw:text-style-name="P7" draw:layer="layout" svg:width="27.991cm" svg:height="2.8cm" svg:x="0.001cm" svg:y="1.359cm">
          <draw:text-box>
            <text:p text:style-name="P1"><text:span text:style-name="T5">Identity Law</text:span></text:p>
          </draw:text-box>
        </draw:frame>
        <draw:frame draw:style-name="gr5" draw:text-style-name="P8" draw:layer="layout" svg:width="28.05cm" svg:height="1.674cm" svg:x="0cm" svg:y="4.138cm">
          <draw:text-box>
            <text:p text:style-name="P1"><text:span text:style-name="T6">A</text:span><text:span text:style-name="T7"> OR'd with 1 equals 1</text:span></text:p>
          </draw:text-box>
        </draw:frame>
        <draw:frame draw:style-name="gr6" draw:text-style-name="P10" draw:layer="layout" svg:width="23.035cm" svg:height="7.595cm" svg:x="2.478cm" svg:y="28.969cm">
          <draw:text-box>
            <text:p text:style-name="P9"><text:span text:style-name="T8">// Dedicated to God the Father</text:span></text:p>
            <text:p text:style-name="P9"><text:span text:style-name="T8">// All Rights Reserved Christopher Andrew Topalian Copyright 2000-2024</text:span></text:p>
            <text:p text:style-name="P9"><text:span text:style-name="T8">// https://github.com/ChristopherTopalian</text:span></text:p>
            <text:p text:style-name="P9"><text:span text:style-name="T8">// https://github.com/ChristopherAndrewTopalian</text:span></text:p>
            <text:p text:style-name="P9"><text:span text:style-name="T8">// https://sites.google.com/view/CollegeOfScript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Watermark_25_20-_25_201024x1024" draw:display-name="Watermark%20-%201024x1024" xlink:href="Pictures/100348BF00006D5900006D5930D948D4.pd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91cm" fo:page-height="27.991cm" style:print-orientation="portrait"/>
    </style:page-layout>
    <style:style style:name="Mdp1" style:family="drawing-page">
      <style:drawing-page-properties draw:background-size="border" draw:fill="bitmap" draw:fill-image-name="Watermark_25_20-_25_201024x1024" style:repeat="stretch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8.3.2$Windows_X86_64 LibreOffice_project/48a6bac9e7e268aeb4c3483fcf825c94556d9f92</meta:generator>
    <dc:title>Boolean Algebra</dc:title>
    <dc:description>Dedicated to God the Father

Boolean Algebra by Christopher Andrew Topalian
All Rights Reserved Christopher Andrew Topalian Copyright 2000-2024

College of Scripting Music &amp; Science
GitHub.com/ChristopherTopalian
GitHub.com/ChristopherAndrewTopalian
Sites.google.com/view/CollegeOfScripting
Youtube.com/ScriptingCollege
X.com/CollegeOfScript
CollegeOfScripting.weebly.com
CollegeOfScripting.wordpress.com
Rumble.com/user/CollegeOfScripting</dc:description>
    <dc:subject>Boolean Algebra</dc:subject>
    <meta:keyword>Boolean Algebra</meta:keyword>
    <meta:document-statistic meta:object-count="6"/>
  </office:meta>
</office:document-meta>
</file>